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officeooo:rsid="00824c4c" officeooo:paragraph-rsid="00825845"/>
    </style:style>
    <style:style style:name="P7" style:family="paragraph" style:parent-style-name="First_20_line_20_indent">
      <style:text-properties style:font-name="Pudelinka" officeooo:rsid="00825845" officeooo:paragraph-rsid="00825845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Header" style:master-page-name="First_20_Page">
      <style:paragraph-properties style:page-number="auto"/>
      <style:text-properties style:font-name="Pudelinka" officeooo:rsid="00825845" officeooo:paragraph-rsid="00825845"/>
    </style:style>
    <style:style style:name="P10" style:family="paragraph" style:parent-style-name="Heading_20_1">
      <style:text-properties style:font-name="Pudelinka"/>
    </style:style>
    <style:style style:name="T1" style:family="text">
      <style:text-properties officeooo:rsid="005ffed0"/>
    </style:style>
    <style:style style:name="T2" style:family="text">
      <style:text-properties officeooo:rsid="00825845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оздравление с рождеством</text:p>
      <text:h text:style-name="P10" text:outline-level="1">Колядка</text:h>
      <text:p text:style-name="P6">Вьётся снег над синей елью, <text:s/></text:p>
      <text:p text:style-name="P6">В небе звёзды — ярче стали! <text:s/></text:p>
      <text:p text:style-name="P6">Радость в каждый дом ворвалась — <text:s/></text:p>
      <text:p text:style-name="P6">Христос родился, мир восславь!</text:p>
      <text:p text:style-name="P6"/>
      <text:p text:style-name="P7"><draw:frame text:anchor-type="paragraph" draw:z-index="0" draw:name="Медиаобъект 1" draw:style-name="gr1" svg:width="11.508cm" svg:height="7.672cm" svg:x="0.453cm" svg:y="2.154cm"><draw:plugin xlink:href="../019b3a72-225b-7fb5-8436-78f9a4ad15dd.mp4" xlink:type="simple" xlink:show="embed" xlink:actuate="onLoad" draw:mime-type="video/mp4"><draw:param draw:name="Loop" draw:value="false"/><draw:param draw:name="Mute" draw:value="false"/><draw:param draw:name="VolumeDB" draw:value="0"/></draw:plugin></draw:frame><text:a xlink:type="simple" xlink:href="../019b3a72-225b-7fb5-8436-78f9a4ad15dd.mp4" text:style-name="Internet_20_link" text:visited-style-name="Visited_20_Internet_20_Link">Смотреть видео тут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0:28:12.323916626</meta:creation-date>
    <dc:title>Default</dc:title>
    <meta:editing-cycles>2</meta:editing-cycles>
    <meta:editing-duration>PT2M51S</meta:editing-duration>
    <meta:generator>LibreOffice/7.6.7.2$Linux_X86_64 LibreOffice_project/60$Build-2</meta:generator>
    <dc:date>2025-12-20T10:31:03.273812112</dc:date>
    <meta:document-statistic meta:table-count="1" meta:image-count="0" meta:object-count="0" meta:page-count="1" meta:paragraph-count="17" meta:word-count="49" meta:character-count="258" meta:non-whitespace-character-count="218"/>
  </office:meta>
</office:document-meta>
</file>